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text-underline-style="none" style:font-size-asian="14pt" style:font-style-asian="italic" style:font-size-complex="14pt" style:font-style-complex="italic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62cm" svg:height="0.762cm" svg:x="9.132cm" svg:y="3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762cm" svg:height="0.762cm" svg:x="6.732cm" svg:y="4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762cm" svg:height="0.762cm" svg:x="11.54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762cm" svg:height="0.762cm" svg:x="6.736cm" svg:y="9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62cm" svg:height="0.762cm" svg:x="11.549cm" svg:y="9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762cm" svg:height="0.762cm" svg:x="9.132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62cm" svg:height="0.762cm" svg:x="5.932cm" svg:y="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62cm" svg:height="0.762cm" svg:x="12.345cm" svg:y="7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32cm" svg:y1="3.491cm" svg:x2="7.113cm" svg:y2="4.713cm" draw:start-shape="id1" draw:start-glue-point="6" draw:end-shape="id2" draw:end-glue-point="4" svg:d="M9132 3491l-2019 1222">
          <text:p/>
        </draw:connector>
        <draw:connector draw:style-name="gr2" draw:text-style-name="P3" draw:layer="layout" draw:type="line" svg:x1="9.513cm" svg:y1="3.872cm" svg:x2="6.694cm" svg:y2="7.494cm" draw:start-shape="id1" draw:start-glue-point="8" draw:end-shape="id3" draw:end-glue-point="10" svg:d="M9513 3872l-2819 3622">
          <text:p/>
        </draw:connector>
        <draw:connector draw:style-name="gr2" draw:text-style-name="P3" draw:layer="layout" draw:type="line" svg:x1="9.513cm" svg:y1="3.872cm" svg:x2="7.117cm" svg:y2="9.517cm" draw:start-shape="id1" draw:start-glue-point="8" draw:end-shape="id4" draw:end-glue-point="4" svg:d="M9513 3872l-2396 5645">
          <text:p/>
        </draw:connector>
        <draw:connector draw:style-name="gr2" draw:text-style-name="P3" draw:layer="layout" draw:type="line" svg:x1="9.513cm" svg:y1="3.872cm" svg:x2="9.513cm" svg:y2="11.21cm" draw:start-shape="id1" draw:start-glue-point="8" draw:end-shape="id5" draw:end-glue-point="4" svg:d="M9513 3872v7338">
          <text:p/>
        </draw:connector>
        <draw:connector draw:style-name="gr2" draw:text-style-name="P3" draw:layer="layout" draw:type="line" svg:x1="9.513cm" svg:y1="3.872cm" svg:x2="11.93cm" svg:y2="9.514cm" draw:start-shape="id1" draw:start-glue-point="8" draw:end-shape="id6" draw:end-glue-point="4" svg:d="M9513 3872l2417 5642">
          <text:p/>
        </draw:connector>
        <draw:connector draw:style-name="gr2" draw:text-style-name="P3" draw:layer="layout" draw:type="line" svg:x1="9.513cm" svg:y1="3.872cm" svg:x2="12.345cm" svg:y2="7.391cm" draw:start-shape="id1" draw:start-glue-point="8" draw:end-shape="id7" draw:end-glue-point="6" svg:d="M9513 3872l2832 3519">
          <text:p/>
        </draw:connector>
        <draw:connector draw:style-name="gr2" draw:text-style-name="P3" draw:layer="layout" draw:type="line" svg:x1="9.894cm" svg:y1="3.491cm" svg:x2="11.926cm" svg:y2="4.71cm" draw:start-shape="id1" draw:start-glue-point="10" draw:end-shape="id8" draw:end-glue-point="4" svg:d="M9894 3491l2032 1219">
          <text:p/>
        </draw:connector>
        <draw:connector draw:style-name="gr2" draw:text-style-name="P3" draw:layer="layout" draw:type="line" svg:x1="7.494cm" svg:y1="5.094cm" svg:x2="11.545cm" svg:y2="5.091cm" draw:start-shape="id2" draw:start-glue-point="10" draw:end-shape="id8" draw:end-glue-point="6" svg:d="M7494 5094l4051-3">
          <text:p/>
        </draw:connector>
        <draw:connector draw:style-name="gr2" draw:text-style-name="P3" draw:layer="layout" draw:type="line" svg:x1="7.494cm" svg:y1="5.094cm" svg:x2="12.345cm" svg:y2="7.391cm" draw:start-shape="id2" draw:start-glue-point="10" draw:end-shape="id7" draw:end-glue-point="6" svg:d="M7494 5094l4851 2297">
          <text:p/>
        </draw:connector>
        <draw:connector draw:style-name="gr2" draw:text-style-name="P3" draw:layer="layout" draw:type="line" svg:x1="7.494cm" svg:y1="5.094cm" svg:x2="11.93cm" svg:y2="9.514cm" draw:start-shape="id2" draw:start-glue-point="10" draw:end-shape="id6" draw:end-glue-point="4" svg:d="M7494 5094l4436 4420">
          <text:p/>
        </draw:connector>
        <draw:connector draw:style-name="gr2" draw:text-style-name="P3" draw:layer="layout" draw:type="line" svg:x1="7.494cm" svg:y1="5.094cm" svg:x2="9.513cm" svg:y2="11.21cm" draw:start-shape="id2" draw:start-glue-point="10" draw:end-shape="id5" draw:end-glue-point="4" svg:d="M7494 5094l2019 6116">
          <text:p/>
        </draw:connector>
        <draw:connector draw:style-name="gr2" draw:text-style-name="P3" draw:layer="layout" draw:type="line" svg:x1="7.494cm" svg:y1="5.094cm" svg:x2="7.117cm" svg:y2="9.517cm" draw:start-shape="id2" draw:start-glue-point="10" draw:end-shape="id4" draw:end-glue-point="4" svg:d="M7494 5094l-377 4423">
          <text:p/>
        </draw:connector>
        <draw:connector draw:style-name="gr2" draw:text-style-name="P3" draw:layer="layout" draw:type="line" svg:x1="6.732cm" svg:y1="5.094cm" svg:x2="5.932cm" svg:y2="7.494cm" draw:start-shape="id2" draw:start-glue-point="6" draw:end-shape="id3" draw:end-glue-point="6" svg:d="M6732 5094l-800 2400">
          <text:p/>
        </draw:connector>
        <draw:connector draw:style-name="gr2" draw:text-style-name="P3" draw:layer="layout" draw:type="line" svg:x1="6.694cm" svg:y1="7.494cm" svg:x2="11.545cm" svg:y2="5.091cm" draw:start-shape="id3" draw:start-glue-point="10" draw:end-shape="id8" draw:end-glue-point="6" svg:d="M6694 7494l4851-2403">
          <text:p/>
        </draw:connector>
        <draw:connector draw:style-name="gr2" draw:text-style-name="P3" draw:layer="layout" draw:type="line" svg:x1="6.694cm" svg:y1="7.494cm" svg:x2="12.345cm" svg:y2="7.391cm" draw:start-shape="id3" draw:start-glue-point="10" draw:end-shape="id7" draw:end-glue-point="6" svg:d="M6694 7494l5651-103">
          <text:p/>
        </draw:connector>
        <draw:connector draw:style-name="gr2" draw:text-style-name="P3" draw:layer="layout" draw:type="line" svg:x1="6.694cm" svg:y1="7.494cm" svg:x2="11.93cm" svg:y2="9.514cm" draw:start-shape="id3" draw:start-glue-point="10" draw:end-shape="id6" draw:end-glue-point="4" svg:d="M6694 7494l5236 2020">
          <text:p/>
        </draw:connector>
        <draw:connector draw:style-name="gr2" draw:text-style-name="P3" draw:layer="layout" draw:type="line" svg:x1="6.694cm" svg:y1="7.494cm" svg:x2="9.513cm" svg:y2="11.21cm" draw:start-shape="id3" draw:start-glue-point="10" draw:end-shape="id5" draw:end-glue-point="4" svg:d="M6694 7494l2819 3716">
          <text:p/>
        </draw:connector>
        <draw:connector draw:style-name="gr2" draw:text-style-name="P3" draw:layer="layout" draw:type="line" svg:x1="5.932cm" svg:y1="7.494cm" svg:x2="6.736cm" svg:y2="9.898cm" draw:start-shape="id3" draw:start-glue-point="6" draw:end-shape="id4" draw:end-glue-point="6" svg:d="M5932 7494l804 2404">
          <text:p/>
        </draw:connector>
        <draw:connector draw:style-name="gr2" draw:text-style-name="P3" draw:layer="layout" draw:type="line" svg:x1="7.117cm" svg:y1="10.279cm" svg:x2="9.132cm" svg:y2="11.591cm" draw:start-shape="id4" draw:start-glue-point="8" draw:end-shape="id5" draw:end-glue-point="6" svg:d="M7117 10279l2015 1312">
          <text:p/>
        </draw:connector>
        <draw:connector draw:style-name="gr2" draw:text-style-name="P3" draw:layer="layout" draw:type="line" svg:x1="7.117cm" svg:y1="9.517cm" svg:x2="11.545cm" svg:y2="5.091cm" draw:start-shape="id4" draw:start-glue-point="4" draw:end-shape="id8" draw:end-glue-point="6" svg:d="M7117 9517l4428-4426">
          <text:p/>
        </draw:connector>
        <draw:connector draw:style-name="gr2" draw:text-style-name="P3" draw:layer="layout" draw:type="line" svg:x1="7.117cm" svg:y1="9.517cm" svg:x2="12.345cm" svg:y2="7.391cm" draw:start-shape="id4" draw:start-glue-point="4" draw:end-shape="id7" draw:end-glue-point="6" svg:d="M7117 9517l5228-2126">
          <text:p/>
        </draw:connector>
        <draw:connector draw:style-name="gr2" draw:text-style-name="P3" draw:layer="layout" draw:type="line" svg:x1="7.117cm" svg:y1="9.517cm" svg:x2="11.93cm" svg:y2="9.514cm" draw:start-shape="id4" draw:start-glue-point="4" draw:end-shape="id6" draw:end-glue-point="4" svg:d="M7117 9517l4813-3">
          <text:p/>
        </draw:connector>
        <draw:connector draw:style-name="gr2" draw:text-style-name="P3" draw:layer="layout" draw:type="line" svg:x1="9.513cm" svg:y1="11.21cm" svg:x2="11.545cm" svg:y2="5.091cm" draw:start-shape="id5" draw:start-glue-point="4" draw:end-shape="id8" draw:end-glue-point="6" svg:d="M9513 11210l2032-6119">
          <text:p/>
        </draw:connector>
        <draw:connector draw:style-name="gr2" draw:text-style-name="P3" draw:layer="layout" draw:type="line" svg:x1="9.513cm" svg:y1="11.21cm" svg:x2="12.345cm" svg:y2="7.391cm" draw:start-shape="id5" draw:start-glue-point="4" draw:end-shape="id7" draw:end-glue-point="6" svg:d="M9513 11210l2832-3819">
          <text:p/>
        </draw:connector>
        <draw:connector draw:style-name="gr2" draw:text-style-name="P3" draw:layer="layout" draw:type="line" svg:x1="9.894cm" svg:y1="11.591cm" svg:x2="11.93cm" svg:y2="10.276cm" draw:start-shape="id5" draw:start-glue-point="10" draw:end-shape="id6" draw:end-glue-point="8" svg:d="M9894 11591l2036-1315">
          <text:p/>
        </draw:connector>
        <draw:connector draw:style-name="gr2" draw:text-style-name="P3" draw:layer="layout" draw:type="line" svg:x1="11.93cm" svg:y1="9.514cm" svg:x2="11.545cm" svg:y2="5.091cm" draw:start-shape="id6" draw:start-glue-point="4" draw:end-shape="id8" draw:end-glue-point="6" svg:d="M11930 9514l-385-4423">
          <text:p/>
        </draw:connector>
        <draw:connector draw:style-name="gr2" draw:text-style-name="P3" draw:layer="layout" draw:type="line" svg:x1="12.311cm" svg:y1="9.895cm" svg:x2="12.726cm" svg:y2="7.772cm" draw:start-shape="id6" draw:start-glue-point="10" draw:end-shape="id7" draw:end-glue-point="8" svg:d="M12311 9895l415-2123">
          <text:p/>
        </draw:connector>
        <draw:connector draw:style-name="gr2" draw:text-style-name="P3" draw:layer="layout" draw:type="line" svg:x1="12.726cm" svg:y1="7.01cm" svg:x2="12.307cm" svg:y2="5.091cm" draw:start-shape="id7" draw:start-glue-point="4" draw:end-shape="id8" draw:end-glue-point="10" svg:d="M12726 7010l-419-19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4-27T08:29:38.35</meta:creation-date>
    <dc:date>2023-06-15T16:01:06.43</dc:date>
    <dc:creator>Loc Nguyen</dc:creator>
    <meta:editing-duration>PT1H13M46S</meta:editing-duration>
    <meta:editing-cycles>26</meta:editing-cycles>
    <meta:generator>OpenOffice/4.1.2$Win32 OpenOffice.org_project/412m3$Build-9782</meta:generator>
    <meta:document-statistic meta:object-count="36"/>
  </office:meta>
</office:document-meta>
</file>